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9.673cm" svg:x="1.6cm" svg:y="9.727cm">
          <draw:text-box>
            <text:p><text:span text:style-name="T1">変更を加えた場合、</text:span></text:p>
            <text:p><text:span text:style-name="T1">$git add [file name], [directory name] or * <text:s text:c="6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1.727cm">
          <draw:text-box>
            <text:p><text:span text:style-name="T1">$git </text:span><text:span text:style-name="T1">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</text:span><text:span text:style-name="T1">d</text:span><text:span text:style-name="T1">されるべ</text:span><text:span text:style-name="T1">きファイル</text:span><text:span text:style-name="T1">等が表示</text:span><text:span text:style-name="T1">される。</text:span></text:p>
            <text:p><text:span text:style-name="T1"/></text:p>
            <text:p><text:span text:style-name="T1">$type </text:span><text:span text:style-name="T1">.gitignore </text:span><text:span text:style-name="T1">で</text:span><text:span text:style-name="T1">.gitigno</text:span><text:span text:style-name="T1">re</text:span><text:span text:style-name="T1">を追加、</text:span><text:span text:style-name="T1">編集して、</text:span><text:span text:style-name="T1">repositor</text:span><text:span text:style-name="T1">y</text:span><text:span text:style-name="T1">で管理し</text:span><text:span text:style-name="T1">ないファイ</text:span><text:span text:style-name="T1">ルを指定</text:span><text:span text:style-name="T1">できる。</text:span></text:p>
            <text:p><text:span text:style-name="T1"/></text:p>
            <text:p><text:span text:style-name="T1">$git </text:span><text:span text:style-name="T1">log <text:s/>// </text:span><text:span text:style-name="T1">commit</text:span><text:span text:style-name="T1">の</text:span><text:span text:style-name="T1">log</text:span><text:span text:style-name="T1">確認。 </text:span><text:span text:style-name="T1">--oneline</text:span><text:span text:style-name="T1">をつける</text:span><text:span text:style-name="T1">と、表示を</text:span><text:span text:style-name="T1">１行だけ</text:span><text:span text:style-name="T1">に絞る。</text:span></text:p>
            <text:p><text:span text:style-name="T1"/></text:p>
            <text:p><text:span text:style-name="T1">$git log </text:span><text:span text:style-name="T1">--grep=”</text:span><text:span text:style-name="T1">検索ワー</text:span><text:span text:style-name="T1">ド” </text:span><text:span text:style-name="T1">//commit</text:span><text:span text:style-name="T1">ment </text:span><text:span text:style-name="T1">comment</text:span><text:span text:style-name="T1">でログを</text:span><text:span text:style-name="T1">検索でき</text:span><text:span text:style-name="T1">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</text:span><text:span text:style-name="T1">og</text:span><text:span text:style-name="T1">確認</text:span></text:p>
          </draw:text-box>
        </draw:frame>
        <draw:frame draw:style-name="gr1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4:16:26.999350576</dc:date>
    <meta:editing-duration>PT3H37M23S</meta:editing-duration>
    <meta:editing-cycles>27</meta:editing-cycles>
    <meta:generator>LibreOffice/5.1.6.2$Linux_X86_64 LibreOffice_project/10m0$Build-2</meta:generator>
    <meta:document-statistic meta:object-count="35"/>
  </office:meta>
</office:document-meta>
</file>